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597cm" fo:min-width="3.20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4cm" fo:min-width="3.204cm" fo:padding-top="0.178cm" fo:padding-bottom="0.178cm" fo:padding-left="0.303cm" fo:padding-right="0.303cm"/>
      <style:paragraph-properties style:writing-mode="lr-tb"/>
    </style:style>
    <style:style style:name="co1" style:family="table-column">
      <style:table-column-properties style:column-width="4.951cm" style:use-optimal-column-width="false"/>
    </style:style>
    <style:style style:name="co2" style:family="table-column">
      <style:table-column-properties style:column-width="4.961cm" style:use-optimal-column-width="false"/>
    </style:style>
    <style:style style:name="ro1" style:family="table-row">
      <style:table-row-properties style:row-height="9.25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0.953cm" svg:x="1.952cm" svg:y="2.127cm">
          <text:p text:style-name="P1">Comp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0.953cm" svg:x="1.952cm" svg:y="3.714cm">
          <text:p text:style-name="P1">Comp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0.953cm" svg:x="1.952cm" svg:y="6.202cm">
          <text:p text:style-name="P1">Comp N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0.953cm" svg:x="1.952cm" svg:y="7.524cm">
          <text:p text:style-name="P1">Comp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1.27cm" svg:x="7.35cm" svg:y="4.667cm">
          <text:p text:style-name="P1">Lo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1.27cm" svg:x="12.43cm" svg:y="4.667cm">
          <text:p text:style-name="P1">Data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1.27cm" svg:x="21.955cm" svg:y="4.667cm">
          <text:p text:style-name="P1">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1.27cm" svg:x="17.192cm" svg:y="4.667cm">
          <text:p text:style-name="P1">DataGrou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24.764cm" svg:height="9.249cm" svg:x="1.635cm" svg:y="9.8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list text:style-name="L2">
                  <text:list-item>
                    <text:p text:style-name="P3"><text:span text:style-name="T1">Data components available for loading</text:span></text:p>
                  </text:list-item>
                  <text:list-item>
                    <text:p text:style-name="P3"><text:span text:style-name="T1">These are methods to load a particular component of your data.</text:span></text:p>
                  </text:list-item>
                </text:list>
                <text:p text:style-name="P3"><text:span text:style-name="T1">Examples:</text:span></text:p>
                <text:list text:continue-numbering="true" text:style-name="L2">
                  <text:list-item>
                    <text:p text:style-name="P3"><text:span text:style-name="T1">CSV files</text:span></text:p>
                  </text:list-item>
                  <text:list-item>
                    <text:p text:style-name="P3"><text:span text:style-name="T1">Oscilloscope waveform</text:span></text:p>
                  </text:list-item>
                  <text:list-item>
                    <text:p text:style-name="P3"><text:span text:style-name="T1">Electric fields</text:span></text:p>
                  </text:list-item>
                  <text:list-item>
                    <text:p text:style-name="P3"><text:span text:style-name="T1">Input variables</text:span></text:p>
                  </text:list-item>
                  <text:list-item>
                    <text:p text:style-name="P3"><text:span text:style-name="T1">1D, 2D, or 3D data</text:span></text:p>
                  </text:list-item>
                </text:list>
              </table:table-cell>
              <table:table-cell table:style-name="ce2">
                <text:list text:style-name="L3">
                  <text:list-item>
                    <text:p><text:span text:style-name="T1">User defined loader class</text:span></text:p>
                  </text:list-item>
                  <text:list-item>
                    <text:p><text:span text:style-name="T1">This assembles a composite class containing all relevant components.</text:span></text:p>
                  </text:list-item>
                  <text:list-item>
                    <text:p><text:span text:style-name="T1"><text:s/></text:span></text:p>
                  </text:list-item>
                </text:list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14T08:41:39.849551239</meta:creation-date>
    <dc:date>2025-11-14T08:57:56.644444117</dc:date>
    <meta:editing-duration>PT2M16S</meta:editing-duration>
    <meta:editing-cycles>2</meta:editing-cycles>
    <meta:generator>LibreOffice/7.3.7.2$Linux_X86_64 LibreOffice_project/30$Build-2</meta:generator>
    <meta:document-statistic meta:object-count="9"/>
  </office:meta>
</office:document-meta>
</file>